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
Hello World!</text:p>
      <text:p text:style-name="Standard"/>
      <text:p text:style-name="Standard">
Some Links about OpenDocument:</text:p>
      <text:p text:style-name="Standard"/>
      <text:list text:style-name="L1">
        <text:list-item>
          <text:p text:style-name="P1">
<text:a xlink:type="simple" xlink:href="//www.opendocumentfellowship.org/">
http://www.opendocumentfellowship.org</text:a>
 </text:p>
        </text:list-item>
        <text:list-item>
          <text:p text:style-name="P1">
<text:a xlink:type="simple" xlink:href="//books.evc-cit.info/">
OASIS OpenDocument Essentials</text:a>
 </text:p>
        </text:list-item>
        <text:list-item>
          <text:p text:style-name="P1">
<text:a xlink:type="simple" xlink:href="http://books.evc-cit.info/odf_utils/odt_to_xhtml.html">
ODT 2 XHTML by J. David Eisenberg</text:a>
</text:p>
        </text:list-item>
        <text:list-item>
          <text:p text:style-name="P1">
<text:a xlink:type="simple" xlink:href="http://www.oasis-open.org/committees/office/faq.php">
http://www.oasis-open.org/committees/office/faq.php</text:a>
</text:p>
        </text:list-item>
        <text:list-item>
          <text:p text:style-name="P1">
<text:a xlink:type="simple" xlink:href="http://www.oasis-open.org/committees/download.php/16053/OpenDocument-v1.0-os_tagged.pdf">
OpenDocument 1.0 Specification</text:a>
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0-11T16:20:26</meta:creation-date>
    <dc:date>2006-01-08T22:57:58</dc:date>
    <dc:language>en-US</dc:language>
    <meta:editing-cycles>5</meta:editing-cycles>
    <meta:editing-duration>PT7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7" meta:character-count="224"/>
  </office:meta>
</office:document-meta>
</file>